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28000002A605FBAE02.png" manifest:media-type=""/>
  <manifest:file-entry manifest:full-path="Pictures/10000201000001C20000034388EFE4EF.png" manifest:media-type=""/>
  <manifest:file-entry manifest:full-path="Pictures/100002010000025D0000034D00EA5CAE.png" manifest:media-type=""/>
  <manifest:file-entry manifest:full-path="Pictures/10000201000006760000067651F1936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eltic Garamond the 2nd1" svg:font-family="'Celtic Garamond the 2nd'" style:font-adornments="Gras"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4cm" fo:text-align="center"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Normal_20_avec_20_Lettrine">
      <style:text-properties officeooo:paragraph-rsid="0019bd42"/>
    </style:style>
    <style:style style:name="P4" style:family="paragraph" style:parent-style-name="Normal_20_avec_20_Lettrine">
      <style:text-properties officeooo:paragraph-rsid="0027cf10"/>
    </style:style>
    <style:style style:name="P5" style:family="paragraph" style:parent-style-name="Normal_20_avec_20_Lettrine">
      <style:paragraph-properties fo:break-before="page"/>
    </style:style>
    <style:style style:name="P6" style:family="paragraph" style:parent-style-name="Normal">
      <style:paragraph-properties fo:text-align="start" style:justify-single-word="false" fo:break-before="page"/>
      <style:text-properties officeooo:paragraph-rsid="0019bd42"/>
    </style:style>
    <style:style style:name="P7" style:family="paragraph" style:parent-style-name="Normal">
      <style:text-properties officeooo:paragraph-rsid="0019bd42"/>
    </style:style>
    <style:style style:name="P8" style:family="paragraph" style:parent-style-name="Normal">
      <style:text-properties officeooo:paragraph-rsid="00258f68"/>
    </style:style>
    <style:style style:name="P9" style:family="paragraph" style:parent-style-name="sous-titre">
      <style:text-properties officeooo:paragraph-rsid="0019bd42"/>
    </style:style>
    <style:style style:name="P10" style:family="paragraph" style:parent-style-name="MainSousTitre">
      <style:text-properties officeooo:paragraph-rsid="0019bd42"/>
    </style:style>
    <style:style style:name="P11" style:family="paragraph" style:parent-style-name="Heading" style:master-page-name="MP0">
      <style:paragraph-properties style:page-number="auto" fo:break-before="page"/>
      <style:text-properties officeooo:paragraph-rsid="0019bd42" style:font-name-asian="Times New Roman" style:language-asian="fr" style:country-asian="FR"/>
    </style:style>
    <style:style style:name="P12" style:family="paragraph" style:parent-style-name="Normal" style:list-style-name="">
      <style:paragraph-properties fo:text-align="start" style:justify-single-word="false" fo:hyphenation-ladder-count="no-limit">
        <style:tab-stops/>
      </style:paragraph-properties>
      <style:text-properties officeooo:rsid="0022ab8c" officeooo:paragraph-rsid="0022ab8c" fo:hyphenate="false" fo:hyphenation-remain-char-count="2" fo:hyphenation-push-char-count="2"/>
    </style:style>
    <style:style style:name="P13" style:family="paragraph" style:parent-style-name="Normal">
      <style:text-properties officeooo:rsid="0022ab8c" officeooo:paragraph-rsid="0019bd42"/>
    </style:style>
    <style:style style:name="P14" style:family="paragraph" style:parent-style-name="Normal">
      <style:text-properties officeooo:rsid="00216315" officeooo:paragraph-rsid="00216315"/>
    </style:style>
    <style:style style:name="P15" style:family="paragraph" style:parent-style-name="Normal">
      <style:text-properties officeooo:rsid="00218a6a" officeooo:paragraph-rsid="00218a6a" style:language-asian="fr" style:country-asian="FR"/>
    </style:style>
    <style:style style:name="P16" style:family="paragraph" style:parent-style-name="Normal">
      <style:text-properties officeooo:rsid="0022077d" officeooo:paragraph-rsid="0022077d" style:language-asian="fr" style:country-asian="FR"/>
    </style:style>
    <style:style style:name="P17" style:family="paragraph" style:parent-style-name="Normal">
      <style:text-properties officeooo:rsid="0024f51a" officeooo:paragraph-rsid="0024f51a" style:language-asian="fr" style:country-asian="FR"/>
    </style:style>
    <style:style style:name="P18" style:family="paragraph" style:parent-style-name="Normal">
      <style:text-properties officeooo:rsid="002b9f1e" officeooo:paragraph-rsid="002b9f1e" style:language-asian="fr" style:country-asian="FR"/>
    </style:style>
    <style:style style:name="P19" style:family="paragraph" style:parent-style-name="Normal" style:list-style-name="L4">
      <style:text-properties officeooo:paragraph-rsid="003630ab" style:language-asian="fr" style:country-asian="FR"/>
    </style:style>
    <style:style style:name="P20" style:family="paragraph" style:parent-style-name="Normal">
      <style:text-properties officeooo:rsid="003630ab" officeooo:paragraph-rsid="003630ab" style:language-asian="fr" style:country-asian="FR"/>
    </style:style>
    <style:style style:name="P21" style:family="paragraph" style:parent-style-name="Normal">
      <style:text-properties officeooo:paragraph-rsid="003b20d2" style:language-asian="fr" style:country-asian="FR"/>
    </style:style>
    <style:style style:name="P22" style:family="paragraph" style:parent-style-name="Normal" style:list-style-name="L7">
      <style:text-properties officeooo:paragraph-rsid="003b20d2" style:language-asian="fr" style:country-asian="FR"/>
    </style:style>
    <style:style style:name="P23" style:family="paragraph" style:parent-style-name="Normal">
      <style:text-properties officeooo:paragraph-rsid="003f7e48" style:language-asian="fr" style:country-asian="FR"/>
    </style:style>
    <style:style style:name="P24" style:family="paragraph" style:parent-style-name="Normal">
      <style:text-properties officeooo:paragraph-rsid="00430ee8" style:language-asian="fr" style:country-asian="FR"/>
    </style:style>
    <style:style style:name="P25" style:family="paragraph" style:parent-style-name="Normal" style:list-style-name="L8">
      <style:text-properties officeooo:paragraph-rsid="00430ee8" style:language-asian="fr" style:country-asian="FR"/>
    </style:style>
    <style:style style:name="P26" style:family="paragraph" style:parent-style-name="Normal">
      <style:text-properties officeooo:paragraph-rsid="0044edd9" style:language-asian="fr" style:country-asian="FR"/>
    </style:style>
    <style:style style:name="P27" style:family="paragraph" style:parent-style-name="Normal" style:list-style-name="L1">
      <style:text-properties officeooo:paragraph-rsid="00258f68"/>
    </style:style>
    <style:style style:name="P28" style:family="paragraph" style:parent-style-name="Normal" style:list-style-name="L2">
      <style:text-properties officeooo:paragraph-rsid="002b9f1e"/>
    </style:style>
    <style:style style:name="P29" style:family="paragraph" style:parent-style-name="Normal" style:list-style-name="L3">
      <style:text-properties officeooo:paragraph-rsid="002b9f1e"/>
    </style:style>
    <style:style style:name="P30" style:family="paragraph" style:parent-style-name="Normal">
      <style:text-properties officeooo:rsid="003630ab"/>
    </style:style>
    <style:style style:name="P31" style:family="paragraph" style:parent-style-name="Normal" style:list-style-name="L4">
      <style:text-properties fo:font-weight="bold" officeooo:paragraph-rsid="003630ab" style:language-asian="fr" style:country-asian="FR" style:font-weight-asian="bold" style:font-weight-complex="bold"/>
    </style:style>
    <style:style style:name="P32" style:family="paragraph" style:parent-style-name="Normal" style:list-style-name="L5">
      <style:text-properties officeooo:paragraph-rsid="003630ab"/>
    </style:style>
    <style:style style:name="P33" style:family="paragraph" style:parent-style-name="Normal" style:list-style-name="L5">
      <style:text-properties officeooo:paragraph-rsid="00377b9f"/>
    </style:style>
    <style:style style:name="P34" style:family="paragraph" style:parent-style-name="Normal">
      <style:text-properties officeooo:paragraph-rsid="0047996c"/>
    </style:style>
    <style:style style:name="P35" style:family="paragraph" style:parent-style-name="Normal">
      <style:text-properties officeooo:paragraph-rsid="0019bd42"/>
    </style:style>
    <style:style style:name="P36" style:family="paragraph" style:parent-style-name="Header">
      <style:text-properties officeooo:rsid="0009ae34" officeooo:paragraph-rsid="0009ae34"/>
    </style:style>
    <style:style style:name="P37" style:family="paragraph" style:parent-style-name="Heading_20_2" style:list-style-name="">
      <style:paragraph-properties fo:text-align="center" style:justify-single-word="false" fo:keep-together="always" fo:hyphenation-ladder-count="no-limit">
        <style:tab-stops/>
      </style:paragraph-properties>
      <style:text-properties officeooo:rsid="0022ab8c" officeooo:paragraph-rsid="0022ab8c" fo:hyphenate="false" fo:hyphenation-remain-char-count="2" fo:hyphenation-push-char-count="2"/>
    </style:style>
    <style:style style:name="P38" style:family="paragraph" style:parent-style-name="Heading_20_2">
      <style:text-properties officeooo:paragraph-rsid="0019bd42" style:language-asian="fr" style:country-asian="FR"/>
    </style:style>
    <style:style style:name="P39" style:family="paragraph" style:parent-style-name="Heading_20_2">
      <style:text-properties officeooo:paragraph-rsid="0019bd42"/>
    </style:style>
    <style:style style:name="P40" style:family="paragraph" style:parent-style-name="Heading_20_2">
      <style:paragraph-properties fo:break-before="page"/>
      <style:text-properties officeooo:paragraph-rsid="0019bd42"/>
    </style:style>
    <style:style style:name="P41" style:family="paragraph" style:parent-style-name="Heading_20_2">
      <style:paragraph-properties fo:break-before="page"/>
      <style:text-properties officeooo:paragraph-rsid="0047996c"/>
    </style:style>
    <style:style style:name="P42" style:family="paragraph" style:parent-style-name="Normal_20_avec_20_Lettrine">
      <style:text-properties officeooo:rsid="00218a6a"/>
    </style:style>
    <style:style style:name="P43" style:family="paragraph" style:parent-style-name="Normal_20_avec_20_Lettrine">
      <style:text-properties officeooo:paragraph-rsid="0019bd42"/>
    </style:style>
    <style:style style:name="P44" style:family="paragraph" style:parent-style-name="Heading_20_3">
      <style:text-properties officeooo:paragraph-rsid="0019bd42"/>
    </style:style>
    <style:style style:name="P45" style:family="paragraph" style:parent-style-name="Heading_20_3">
      <style:text-properties officeooo:paragraph-rsid="0019bd42" style:language-asian="fr" style:country-asian="FR"/>
    </style:style>
    <style:style style:name="P46" style:family="paragraph" style:parent-style-name="Heading_20_1">
      <style:text-properties officeooo:paragraph-rsid="0019bd42" style:font-name-asian="Times New Roman" style:language-asian="fr" style:country-asian="FR"/>
    </style:style>
    <style:style style:name="P47" style:family="paragraph" style:parent-style-name="Heading_20_1">
      <style:text-properties officeooo:paragraph-rsid="00477b1b"/>
    </style:style>
    <style:style style:name="P48" style:family="paragraph" style:parent-style-name="Contents_20_2">
      <style:paragraph-properties>
        <style:tab-stops>
          <style:tab-stop style:position="14.303cm" style:type="right" style:leader-style="dotted" style:leader-text="."/>
        </style:tab-stops>
      </style:paragraph-properties>
    </style:style>
    <style:style style:name="P49" style:family="paragraph" style:parent-style-name="Contents_20_1">
      <style:paragraph-properties>
        <style:tab-stops>
          <style:tab-stop style:position="14.803cm" style:type="right" style:leader-style="dotted" style:leader-text="."/>
        </style:tab-stops>
      </style:paragraph-properties>
    </style:style>
    <style:style style:name="T1" style:family="text">
      <style:text-properties style:font-name="Times New Roman" style:font-name-complex="Times New Roman"/>
    </style:style>
    <style:style style:name="T2" style:family="text">
      <style:text-properties style:font-name="Times New Roman" style:language-asian="fr" style:country-asian="FR" style:font-name-complex="Times New Roman"/>
    </style:style>
    <style:style style:name="T3" style:family="text">
      <style:text-properties officeooo:rsid="00069f3e"/>
    </style:style>
    <style:style style:name="T4" style:family="text">
      <style:text-properties officeooo:rsid="0008b31e"/>
    </style:style>
    <style:style style:name="T5" style:family="text">
      <style:text-properties style:language-asian="fr" style:country-asian="FR"/>
    </style:style>
    <style:style style:name="T6" style:family="text">
      <style:text-properties officeooo:rsid="0027cf10" style:language-asian="fr" style:country-asian="FR"/>
    </style:style>
    <style:style style:name="T7" style:family="text">
      <style:text-properties officeooo:rsid="0029a72d" style:language-asian="fr" style:country-asian="FR"/>
    </style:style>
    <style:style style:name="T8" style:family="text">
      <style:text-properties officeooo:rsid="002b9f1e" style:language-asian="fr" style:country-asian="FR"/>
    </style:style>
    <style:style style:name="T9" style:family="text">
      <style:text-properties officeooo:rsid="002c2afd" style:language-asian="fr" style:country-asian="FR"/>
    </style:style>
    <style:style style:name="T10" style:family="text">
      <style:text-properties officeooo:rsid="003630ab" style:language-asian="fr" style:country-asian="FR"/>
    </style:style>
    <style:style style:name="T11" style:family="text">
      <style:text-properties officeooo:rsid="00377b9f" style:language-asian="fr" style:country-asian="FR"/>
    </style:style>
    <style:style style:name="T12" style:family="text">
      <style:text-properties officeooo:rsid="001d8740"/>
    </style:style>
    <style:style style:name="T13" style:family="text">
      <style:text-properties officeooo:rsid="0020d91f"/>
    </style:style>
    <style:style style:name="T14" style:family="text">
      <style:text-properties officeooo:rsid="0022077d"/>
    </style:style>
    <style:style style:name="T15" style:family="text">
      <style:text-properties officeooo:rsid="0022ab8c"/>
    </style:style>
    <style:style style:name="T16" style:family="text">
      <style:text-properties officeooo:rsid="0024f51a"/>
    </style:style>
    <style:style style:name="T17" style:family="text">
      <style:text-properties style:font-name="Bookman Old Style" style:language-asian="fr" style:country-asian="FR" style:font-name-complex="Times New Roman"/>
    </style:style>
    <style:style style:name="T18" style:family="text">
      <style:text-properties style:font-name="Bookman Old Style" officeooo:rsid="00258f68" style:language-asian="fr" style:country-asian="FR" style:font-name-complex="Times New Roman"/>
    </style:style>
    <style:style style:name="T19" style:family="text">
      <style:text-properties style:font-name="Bookman Old Style" officeooo:rsid="00295e92" style:language-asian="fr" style:country-asian="FR" style:font-name-complex="Times New Roman"/>
    </style:style>
    <style:style style:name="T20" style:family="text">
      <style:text-properties style:font-name="Bookman Old Style" fo:font-weight="bold" officeooo:rsid="00258f68" style:language-asian="fr" style:country-asian="FR" style:font-weight-asian="bold" style:font-name-complex="Times New Roman" style:font-weight-complex="bold"/>
    </style:style>
    <style:style style:name="T21" style:family="text">
      <style:text-properties style:font-name="Bookman Old Style" fo:font-weight="bold" officeooo:rsid="00295e92" style:language-asian="fr" style:country-asian="FR" style:font-weight-asian="bold" style:font-name-complex="Times New Roman" style:font-weight-complex="bold"/>
    </style:style>
    <style:style style:name="T22" style:family="text">
      <style:text-properties fo:font-weight="bold" officeooo:rsid="0024f51a" style:font-weight-asian="bold" style:font-weight-complex="bold"/>
    </style:style>
    <style:style style:name="T23" style:family="text">
      <style:text-properties fo:font-weight="bold" officeooo:rsid="0022077d" style:font-weight-asian="bold" style:font-weight-complex="bold"/>
    </style:style>
    <style:style style:name="T24" style:family="text">
      <style:text-properties fo:font-weight="bold" officeooo:rsid="0031d694" style:font-weight-asian="bold" style:font-weight-complex="bold"/>
    </style:style>
    <style:style style:name="T25" style:family="text">
      <style:text-properties fo:font-weight="bold" officeooo:rsid="003630ab" style:font-weight-asian="bold" style:font-weight-complex="bold"/>
    </style:style>
    <style:style style:name="T26" style:family="text">
      <style:text-properties fo:font-weight="bold" officeooo:rsid="003b20d2" style:font-weight-asian="bold" style:font-weight-complex="bold"/>
    </style:style>
    <style:style style:name="T27" style:family="text">
      <style:text-properties fo:font-weight="bold" officeooo:rsid="002b9f1e" style:language-asian="fr" style:country-asian="FR" style:font-weight-asian="bold" style:font-weight-complex="bold"/>
    </style:style>
    <style:style style:name="T28" style:family="text">
      <style:text-properties fo:font-weight="bold" officeooo:rsid="003630ab" style:language-asian="fr" style:country-asian="FR" style:font-weight-asian="bold" style:font-weight-complex="bold"/>
    </style:style>
    <style:style style:name="T29" style:family="text">
      <style:text-properties fo:font-weight="bold" officeooo:rsid="00377b9f" style:language-asian="fr" style:country-asian="FR" style:font-weight-asian="bold" style:font-weight-complex="bold"/>
    </style:style>
    <style:style style:name="T30" style:family="text">
      <style:text-properties officeooo:rsid="0031d694"/>
    </style:style>
    <style:style style:name="T31" style:family="text">
      <style:text-properties officeooo:rsid="00339959"/>
    </style:style>
    <style:style style:name="T32" style:family="text">
      <style:text-properties officeooo:rsid="003630ab"/>
    </style:style>
    <style:style style:name="T33" style:family="text">
      <style:text-properties fo:font-weight="normal" officeooo:rsid="003630ab" style:font-weight-asian="normal" style:font-weight-complex="normal"/>
    </style:style>
    <style:style style:name="T34" style:family="text">
      <style:text-properties fo:font-weight="normal" officeooo:rsid="003b20d2" style:font-weight-asian="normal" style:font-weight-complex="normal"/>
    </style:style>
    <style:style style:name="T35" style:family="text">
      <style:text-properties fo:font-weight="normal" officeooo:rsid="003d0021" style:font-weight-asian="normal" style:font-weight-complex="normal"/>
    </style:style>
    <style:style style:name="T36" style:family="text">
      <style:text-properties fo:font-weight="normal" officeooo:rsid="003d895d" style:font-weight-asian="normal" style:font-weight-complex="normal"/>
    </style:style>
    <style:style style:name="T37" style:family="text">
      <style:text-properties fo:font-weight="normal" officeooo:rsid="003f7e48" style:font-weight-asian="normal" style:font-weight-complex="normal"/>
    </style:style>
    <style:style style:name="T38" style:family="text">
      <style:text-properties fo:font-weight="normal" officeooo:rsid="00414a8b" style:font-weight-asian="normal" style:font-weight-complex="normal"/>
    </style:style>
    <style:style style:name="T39" style:family="text">
      <style:text-properties fo:font-weight="normal" officeooo:rsid="00423ccd" style:font-weight-asian="normal" style:font-weight-complex="normal"/>
    </style:style>
    <style:style style:name="T40" style:family="text">
      <style:text-properties fo:font-weight="normal" officeooo:rsid="00430ee8" style:font-weight-asian="normal" style:font-weight-complex="normal"/>
    </style:style>
    <style:style style:name="T41" style:family="text">
      <style:text-properties fo:font-weight="normal" officeooo:rsid="002b9f1e" style:language-asian="fr" style:country-asian="FR" style:font-weight-asian="normal" style:font-weight-complex="normal"/>
    </style:style>
    <style:style style:name="T42" style:family="text">
      <style:text-properties fo:font-weight="normal" officeooo:rsid="003630ab" style:language-asian="fr" style:country-asian="FR" style:font-weight-asian="normal" style:font-weight-complex="normal"/>
    </style:style>
    <style:style style:name="T43" style:family="text">
      <style:text-properties officeooo:rsid="003b20d2"/>
    </style:style>
    <style:style style:name="T44" style:family="text">
      <style:text-properties officeooo:rsid="0044edd9"/>
    </style:style>
    <style:style style:name="T45" style:family="text">
      <style:text-properties officeooo:rsid="0046dc09"/>
    </style:style>
    <style:style style:name="T46" style:family="text">
      <style:text-properties officeooo:rsid="00477b1b"/>
    </style:style>
    <style:style style:name="T47" style:family="text">
      <style:text-properties officeooo:rsid="0047996c"/>
    </style:style>
    <style:style style:name="T48" style:family="text">
      <style:text-properties officeooo:rsid="0049679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6cm" fo:margin-right="0cm"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IR MOR</text:p>
      <text:p text:style-name="P10">Jeu de Role Epique et Fantastique</text:p>
      <text:p text:style-name="Normal"/>
      <text:p text:style-name="P7"><draw:frame draw:style-name="fr1" draw:name="images1" text:anchor-type="paragraph" svg:x="3.403cm" svg:y="1cm" svg:width="7.999cm" svg:height="7.999cm" draw:z-index="0"><draw:image xlink:href="Pictures/10000201000006760000067651F1936B.png" xlink:type="simple" xlink:show="embed" xlink:actuate="onLoad"/></draw:frame></text:p>
      <text:p text:style-name="P6"/>
      <text:h text:style-name="P37" text:outline-level="2"><text:bookmark-start text:name="__RefHeading__1278_1224128490"/><text:bookmark-end text:name="__RefHeading__1278_1224128490"/></text:h>
      <text:table-of-content text:style-name="Sect1" text:protected="true" text:name="Table des matières1">
        <text:table-of-content-source text:outline-level="2" text:use-index-marks="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48"><text:a xlink:type="simple" xlink:href="#__RefHeading__1280_1224128490" text:style-name="Index_20_Link" text:visited-style-name="Index_20_Link">Préfaces<text:tab/>3</text:a></text:p>
          <text:p text:style-name="P49"><text:a xlink:type="simple" xlink:href="#__RefHeading__1282_1224128490" text:style-name="Index_20_Link" text:visited-style-name="Index_20_Link">Personnage<text:tab/>5</text:a></text:p>
          <text:p text:style-name="P48"><text:a xlink:type="simple" xlink:href="#__RefHeading__1284_1224128490" text:style-name="Index_20_Link" text:visited-style-name="Index_20_Link">Le Concept<text:tab/>6</text:a></text:p>
          <text:p text:style-name="P48"><text:a xlink:type="simple" xlink:href="#__RefHeading__1286_1224128490" text:style-name="Index_20_Link" text:visited-style-name="Index_20_Link">Geis et Heroisme<text:tab/>7</text:a></text:p>
          <text:p text:style-name="P48"><text:a xlink:type="simple" xlink:href="#__RefHeading__1288_1224128490" text:style-name="Index_20_Link" text:visited-style-name="Index_20_Link">Les Attributs<text:tab/>8</text:a></text:p>
          <text:p text:style-name="P48"><text:a xlink:type="simple" xlink:href="#__RefHeading__1290_1224128490" text:style-name="Index_20_Link" text:visited-style-name="Index_20_Link">Les Aspects<text:tab/>9</text:a></text:p>
          <text:p text:style-name="P49"><text:a xlink:type="simple" xlink:href="#__RefHeading__546_1312151328" text:style-name="Index_20_Link" text:visited-style-name="Index_20_Link">Resolution<text:tab/>11</text:a></text:p>
          <text:p text:style-name="P48"><text:a xlink:type="simple" xlink:href="#__RefHeading__548_1312151328" text:style-name="Index_20_Link" text:visited-style-name="Index_20_Link">Principe de base<text:tab/>12</text:a></text:p>
        </text:index-body>
      </text:table-of-content>
      <text:h text:style-name="P12" text:outline-level="2"/>
      <text:h text:style-name="P40" text:outline-level="2"><text:bookmark-start text:name="__RefHeading__1280_1224128490"/>Pr<text:span text:style-name="Police_20_par_20_défaut"><text:span text:style-name="T1">éfaces</text:span></text:span><text:bookmark-end text:name="__RefHeading__1280_1224128490"/></text:h>
      <text:p text:style-name="P7"/>
      <text:p text:style-name="P3">Il fut un temps où les Celtes dominaient le monde connu, étendant leurs influences de la noble Albion jusqu’aux confins de l'Asie mineure. Noble, fier, batailleur, les Celtes n'avaient rien à envier en termes de développement culture à leurs voisins grecs ou romains.</text:p>
      <text:p text:style-name="P7">Tir Mor vous propose de découvrir cette civilisation et ses coutumes, de prendre contact avec ce monde fantastique et féerique et de rentrer au cœur même de leurs légendes.</text:p>
      <text:h text:style-name="P44" text:outline-level="3">Une vision fantasm<text:span text:style-name="T3">e</text:span>e des Celtes</text:h>
      <text:p text:style-name="P3">Bien que basé sur les écrits et découvertes à propos de la civilisation celte, Tir Mor ne présente pas une version purement historique de ce peuple. Les aspects les plus sombres de nos ancêtres ont volontairement été mis de côté, et les cotés attrayants accentués afin de proposer une version romancée et fantasmée de la culture celte !</text:p>
      <text:p text:style-name="P7">Il existe suffisamment de jeu historique vous permettant d'emprunter les sentiers de nos campagnes, ici, place à un monde digne de porter les héros les plus légendaires : des chevaliers au grand cœur prêt à se sacrifier pour le bien de leur peuple !</text:p>
      <text:h text:style-name="P44" text:outline-level="3">Une uchronie o<text:span text:style-name="T4">u</text:span> Rome <text:span text:style-name="T48">est affaiblie</text:span></text:h>
      <text:p text:style-name="P3">Tir Mor propose une version retravaillée de l'histoire, une uchronie où Brennos, après avoir mené les Gaulois jusqu'à Rome, s'est finalement établi dans cette contrée.</text:p>
      <text:p text:style-name="P7">Le grand empire Romain, celui qui à porter la civilisation dans l'Europe, n'existera pas ! À partir de là, ils nous étaient possible d'imaginer bien des choses et de façonné le monde à notre vision, à nos envies.</text:p>
      <text:p text:style-name="P7">Si nous voulions pleine liberté, pourquoi ne pas inventer totalement un univers alors ? L'histoire et la géographie connues nous offrent une <text:soft-page-break/>base solide bien plus crédible que ne le serait un monde crée de toute pièce. Pourquoi ce privé d'un aussi bon matériel existant ? L'histoire nous offre un cadre riche, l'uchronie nous enlève les contraintes.</text:p>
      <text:h text:style-name="P44" text:outline-level="3">De l<text:span text:style-name="Police_20_par_20_défaut"><text:span text:style-name="T1">’</text:span></text:span>epique avec un grand E</text:h>
      <text:p text:style-name="P3"><draw:frame draw:style-name="fr2" draw:name="images2" text:anchor-type="paragraph" svg:x="9.58cm" svg:y="6.151cm" svg:width="5.777cm" svg:height="10.719cm" draw:z-index="1"><draw:image xlink:href="Pictures/10000201000001C20000034388EFE4EF.png" xlink:type="simple" xlink:show="embed" xlink:actuate="onLoad"/></draw:frame>Tir Mor vous propose de participer à des aventures grandioses où les personnages seront mis à rude épreuve ! Héros par nature, ils seront destinés à sauver non seulement leurs peuples, mais aussi tous les mondes connus de lé déchéance !</text:p>
      <text:p text:style-name="P7">Ici, nous parlons bel et bien de devenir des légendes. Nos parlons d'être capable, comme Cuchulhain, de faire face à des armées entières, quasiment seul !</text:p>
      <text:h text:style-name="P44" text:outline-level="3">Du fantastique et de la f<text:span text:style-name="T4">e</text:span>erie</text:h>
      <text:p text:style-name="P3">Comment pourrions-nous évoluer dans un monde emprunt de la culture celtique en mettant le fantastique de <text:span text:style-name="T4">côté</text:span> ? La magie et le mystère sont partis prenants des coutumes de ce peuple ! Les Celtes étaient des hommes superstitieux, croyant aux forces supérieures et à la magie. Nous avons donc pris le parti de dire que tout cela existait bel et bien.</text:p>
      <text:p text:style-name="P7"/>
      <text:p text:style-name="P7"/>
      <text:p text:style-name="P7">Bienvenue dans l'univers de Tir Mor !</text:p>
      <text:p text:style-name="P13"/>
      <text:h text:style-name="P46" text:outline-level="1"><text:bookmark-start text:name="__RefHeading__1282_1224128490"/>Personnage<text:bookmark-end text:name="__RefHeading__1282_1224128490"/></text:h>
      <text:p text:style-name="P9">Où l’on évoque le personnage et sa création</text:p>
      <text:p text:style-name="P5">Créer un personnage à Tir Mor se fait à l’air de quelques étapes simples : définir le concept ainsi qu’une Geis, répartir les attributs, puis enfin choisir avec soin les aspects qui le caractériseront. <text:span text:style-name="T12">À</text:span> l’issue de ce processus, <text:span text:style-name="T13">vous posséderez une bonne vision de ce que votre personnage sait faire, de ce qui fera de lui un héros.</text:span></text:p>
      <text:p text:style-name="P14">Durant la construction de votre personnage, n'hésitez pas à discuter avec le conteur ou les autres joueurs : ils pourront vous guider, vous aidez. C'est en échangeant que vous obtiendrez un personnage vraiment inoubliable.</text:p>
      <text:h text:style-name="P38" text:outline-level="2"><text:bookmark-start text:name="__RefHeading__1284_1224128490"/>Le Concept<text:bookmark-end text:name="__RefHeading__1284_1224128490"/></text:h>
      <text:p text:style-name="P42">Avant de procéder aux aspects techniques de la création, il vous faut déjà une solide idée du personnage et de ce que vous désirez obtenir. Le processus de création n'est là que pour formaliser en terme technique votre personnage.</text:p>
      <text:p text:style-name="P15">Qu'avez-vous envie de jouer ? Un puissant guerrier faisant trembler ces ennemis par sa seule présence ? Un barde dont la musique réveille les puissances de la terre ? Un commerçant aux milles contacts ? Un noble qui deviendra sûrement un jour chef de sa tribu ? Imprégnez-vous des contes et légendes celtes et essayez de trouver un concept qui rendra votre personnage unique et donc totalement indispensable !</text:p>
      <text:h text:style-name="P45" text:outline-level="3">Le Nom</text:h>
      <text:p text:style-name="Normal_20_avec_20_Lettrine"><text:span text:style-name="T14">Chez les celtes, le nom d'un homme était lourd de sens : il représente tous les espoirs que les parents ou le village avait pour leur enfant. On dit même que le nom va </text:span><text:span text:style-name="T23">forger la destinée</text:span><text:span text:style-name="T14"> d'un homme ! Alors choisissez-le avec attention et veillez à ce qu'il est un</text:span><text:span text:style-name="T30">e </text:span><text:span text:style-name="T24">signification</text:span><text:span text:style-name="T14">, qu'il illustre votre personnage. D'autant plus que </text:span><text:span text:style-name="T31">le </text:span><text:span text:style-name="T14">nom aura un vrai effet en </text:span><text:span text:style-name="T15">termes</text:span><text:span text:style-name="T14"> de jeu !</text:span></text:p>
      <text:p text:style-name="P16">Ainsi votre personnage pourra s’appeler Tiraed (feu de la terre), Caturix (le roi du combat), Eburos (l'If), …Ne vous limitez pas à des noms connus, au besoin créez-en via un savant mélange d'irlandais ou de Gallois !</text:p>
      <text:h text:style-name="P39" text:outline-level="2"><text:bookmark-start text:name="__RefHeading__1286_1224128490"/><text:soft-page-break/><text:span text:style-name="Police_20_par_20_défaut"><text:span text:style-name="T5">Geis et H</text:span></text:span><text:span text:style-name="Police_20_par_20_défaut"><text:span text:style-name="T9">eroisme</text:span></text:span><text:bookmark-end text:name="__RefHeading__1286_1224128490"/></text:h>
      <text:h text:style-name="P45" text:outline-level="3">La Geis</text:h>
      <text:p text:style-name="Normal_20_avec_20_Lettrine"><text:span text:style-name="T16">Chez les celtes, il est de coutume que les druides imposent des </text:span><text:span text:style-name="T22">interdits</text:span><text:span text:style-name="T16"> ou </text:span><text:span text:style-name="T22">obligations</text:span><text:span text:style-name="T16"> aux personnages importants tels que les roi. C'est ce que l'on appelle des Geis. Investi d'une puissance magique voir divine, celui qui va à leur encontre risque gros.</text:span></text:p>
      <text:p text:style-name="P17">Vos personnages ont une grande destinée devant eux. Dès leur plus jeune âge une Geis leur a été imposé que ce soit volontairement (par l'intervention d'un druide) ou involontairement (certaines paroles dites lors de l'attribution du nom, par exemple, peuvent agir comme des Geis).</text:p>
      <text:p text:style-name="P17">Au centre même de votre personnage, la Geis va être une sorte de code conduite qui ne peut être mis de côté sans de grave conséquence. Durant la création, il vous faudra définir une seule et unique Geis.</text:p>
      <text:h text:style-name="P44" text:outline-level="3"><text:span text:style-name="Police_20_par_20_défaut"><text:span text:style-name="T5">L</text:span></text:span><text:span text:style-name="Police_20_par_20_défaut"><text:span text:style-name="T2">’</text:span></text:span><text:span text:style-name="Police_20_par_20_défaut"><text:span text:style-name="T5">Hero</text:span></text:span><text:span text:style-name="Police_20_par_20_défaut"><text:span text:style-name="T6">isme</text:span></text:span></text:h>
      <text:p text:style-name="P4"><draw:frame draw:style-name="fr3" draw:name="images3" text:anchor-type="paragraph" svg:x="-0.169cm" svg:y="1.91cm" svg:width="5.477cm" svg:height="7.648cm" draw:z-index="2"><draw:image xlink:href="Pictures/100002010000025D0000034D00EA5CAE.png" xlink:type="simple" xlink:show="embed" xlink:actuate="onLoad"/></draw:frame><text:span text:style-name="Police_20_par_20_défaut"><text:span text:style-name="T17">Aux yeux de tous, vos personnages semblent avoir la faveur des dieux eux-</text:span></text:span><text:span text:style-name="Police_20_par_20_défaut"><text:span text:style-name="T18">mêmes. Votre destinée n'est pas seulement illusoire ! Pour représenter cela, votre personnage aura un dé de Héros qu'il utilisera pour chaque jet !</text:span></text:span></text:p>
      <text:p text:style-name="P8"><text:span text:style-name="Police_20_par_20_défaut"><text:span text:style-name="T18">À la création, le type de dé Héros de votre personnage dépendra du type de Geis que vous avez choisit : </text:span></text:span></text:p>
      <text:list xml:id="list7121722360430233518" text:style-name="L1">
        <text:list-item>
          <text:p text:style-name="P27"><text:span text:style-name="Police_20_par_20_défaut"><text:span text:style-name="T18">Votre Geis est </text:span></text:span><text:span text:style-name="Police_20_par_20_défaut"><text:span text:style-name="T20">discrète</text:span></text:span><text:span text:style-name="Police_20_par_20_défaut"><text:span text:style-name="T18"> et </text:span></text:span><text:span text:style-name="Police_20_par_20_défaut"><text:span text:style-name="T20">peu</text:span></text:span><text:span text:style-name="Police_20_par_20_défaut"><text:span text:style-name="T18"> </text:span></text:span><text:span text:style-name="Police_20_par_20_défaut"><text:span text:style-name="T21">gênante</text:span></text:span><text:span text:style-name="Police_20_par_20_défaut"><text:span text:style-name="T19">.</text:span></text:span><text:span text:style-name="Police_20_par_20_défaut"><text:span text:style-name="T18"> Vous avez choisi de ne pas vous encombrez de quelques choses qui pourrait réellement vous pénaliser. Dans ce cas, votre valeur de Héros commencera seulement à D4.</text:span></text:span></text:p>
        </text:list-item>
        <text:list-item>
          <text:p text:style-name="P27"><text:span text:style-name="Police_20_par_20_défaut"><text:span text:style-name="T18">Votre Geis est </text:span></text:span><text:span text:style-name="Police_20_par_20_défaut"><text:span text:style-name="T20">présente</text:span></text:span><text:span text:style-name="Police_20_par_20_défaut"><text:span text:style-name="T18"> et </text:span></text:span><text:span text:style-name="Police_20_par_20_défaut"><text:span text:style-name="T20">peut être gênante</text:span></text:span><text:span text:style-name="Police_20_par_20_défaut"><text:span text:style-name="T18"> pour votre personnage. Même </text:span></text:span><text:soft-page-break/><text:span text:style-name="Police_20_par_20_défaut"><text:span text:style-name="T18">si dans la plupart des cas elle ne vous affectera que peu, elle influe tout de même votre comportement et restreint votre champ d'action. Dans ce cas, votre valeur de Héros commencera à D6. Ce type de Geis devrait être les plus </text:span></text:span><text:span text:style-name="Police_20_par_20_défaut"><text:span text:style-name="T18">courantes.</text:span></text:span></text:p>
        </text:list-item>
        <text:list-item>
          <text:p text:style-name="P27"><text:span text:style-name="Police_20_par_20_défaut"><text:span text:style-name="T18">Votre Geis est </text:span></text:span><text:span text:style-name="Police_20_par_20_défaut"><text:span text:style-name="T20">lourde</text:span></text:span><text:span text:style-name="Police_20_par_20_défaut"><text:span text:style-name="T18"> et peut </text:span></text:span><text:span text:style-name="Police_20_par_20_défaut"><text:span text:style-name="T20">attirer de graves ennuies</text:span></text:span><text:span text:style-name="Police_20_par_20_défaut"><text:span text:style-name="T18"> à votre personnage. Presque à chaque scénario, vous serez confrontez à ses conséquences ou aux limites qu'elle vous impose. Peut-être même mettrez-vous votre vie en danger à cause d'elle ? Dans ce cas, votre valeur de Héros commence à D8.</text:span></text:span></text:p>
        </text:list-item>
      </text:list>
      <text:h text:style-name="P38" text:outline-level="2"><text:bookmark-start text:name="__RefHeading__1288_1224128490"/>Les Attributs<text:bookmark-end text:name="__RefHeading__1288_1224128490"/></text:h>
      <text:p text:style-name="Normal_20_avec_20_Lettrine"><text:span text:style-name="T7">Les attributs représentent les capacités naturelles du personnage. Est-il puissant ? Agile ? A-t-il du charisme ? </text:span><text:span text:style-name="T8">Est-il plutôt quelqu'un de posé, que l'on respecte pour sa sagesse et ses connaissances ? Ou au contraire est-il plutôt une tête brûlée, quelqu'un d'instinctif se jetant dans la mêlée sans prendre de recul ?</text:span></text:p>
      <text:p text:style-name="P18">Il existe deux types d'attributs :</text:p>
      <text:list xml:id="list6886441684285178229" text:style-name="L2">
        <text:list-item>
          <text:p text:style-name="P28"><text:span text:style-name="T8">Les </text:span><text:span text:style-name="T28">a</text:span><text:span text:style-name="T27">ffinités</text:span><text:span text:style-name="T41"> qui s'intéressent aux capacités de votre corps en terme</text:span><text:span text:style-name="T8">s de charme, de force, et d'intellect.</text:span></text:p>
        </text:list-item>
        <text:list-item>
          <text:p text:style-name="P28"><text:span text:style-name="T8">Le </text:span><text:span text:style-name="T27">cycle de la vie</text:span><text:span text:style-name="T8"> qui s'intéresse davantage au </text:span><text:span text:style-name="T27">caractère</text:span><text:span text:style-name="T8"> de votre personnage, à sa façon d'aborder la vie.</text:span></text:p>
        </text:list-item>
      </text:list>
      <text:p text:style-name="P18">Durant la création, vous devrez répartir :</text:p>
      <text:list xml:id="list4759191174778777341" text:style-name="L3">
        <text:list-item>
          <text:p text:style-name="P29"><text:span text:style-name="T27">D4</text:span><text:span text:style-name="T8">, </text:span><text:span text:style-name="T27">D8</text:span><text:span text:style-name="T8"> et </text:span><text:span text:style-name="T27">D12</text:span><text:span text:style-name="T8"> dans l'un des deux groupes d'attributs,</text:span></text:p>
        </text:list-item>
        <text:list-item>
          <text:p text:style-name="P29"><text:span text:style-name="T27">Rien</text:span><text:span text:style-name="T8">, </text:span><text:span text:style-name="T27">D6</text:span><text:span text:style-name="T8"> et </text:span><text:span text:style-name="T27">D10</text:span><text:span text:style-name="T8"> dans le second groupe.</text:span></text:p>
        </text:list-item>
      </text:list>
      <text:h text:style-name="P44" text:outline-level="3"><text:span text:style-name="Police_20_par_20_défaut"><text:span text:style-name="T5">Affinit</text:span></text:span><text:span text:style-name="Police_20_par_20_défaut"><text:span text:style-name="T8">es</text:span></text:span></text:h>
      <text:p text:style-name="P30">Les affinités sont au nombre de trois :</text:p>
      <text:list xml:id="list2488341624855682338" text:style-name="L4">
        <text:list-item>
          <text:p text:style-name="P19"><text:span text:style-name="T25">Lugh</text:span><text:span text:style-name="T32"> qui symbolise la capacité du personnage dans le social et les arts. Les marchands, les bardes, et les nobles vont en général </text:span><text:soft-page-break/><text:span text:style-name="T32">avoir un bon score ici.</text:span></text:p>
        </text:list-item>
        <text:list-item>
          <text:p text:style-name="P31"><draw:frame draw:style-name="fr4" draw:name="images4" text:anchor-type="paragraph" svg:x="9.841cm" svg:y="0.079cm" svg:width="5.551cm" svg:height="6.929cm" draw:z-index="3"><draw:image xlink:href="Pictures/1000020100000228000002A605FBAE02.png" xlink:type="simple" xlink:show="embed" xlink:actuate="onLoad"/></draw:frame><text:span text:style-name="T32">Ogme </text:span><text:span text:style-name="T33">qui symbolise la capacité physique du personnage, sa </text:span><text:span text:style-name="T33">science des armes, sa force, son agilité… Les guerriers et les chasseurs vont en général avoir un bon score dans cette affinité.</text:span></text:p>
        </text:list-item>
        <text:list-item>
          <text:p text:style-name="P19"><text:span text:style-name="T25">Dadga </text:span><text:span text:style-name="T33">qui symbolise le savoir, la compétence intellectuelle du personnage, sa capacité à mémoriser et à réfléchir. Les druides et autres utilisateurs de magies vont en général avoir un bon score dans cette affinité.</text:span></text:p>
        </text:list-item>
      </text:list>
      <text:h text:style-name="P45" text:outline-level="3">Cycle de la Vie</text:h>
      <text:p text:style-name="P20">Il existe trois étapes dans le cycle de la vie :</text:p>
      <text:list xml:id="list2485262030789649258" text:style-name="L5">
        <text:list-item>
          <text:p text:style-name="P32"><text:span text:style-name="T10">La </text:span><text:span text:style-name="T28">jeunesse</text:span><text:span text:style-name="T42"> qui</text:span><text:span text:style-name="T10"> représente les activités de l'enfance et de l'adolescence, la capacité à agir d'instinct : séduire, courir à travers les bois, se jeter dans l'inconnu sans grande réflexion utiliseront la jeunesse.</text:span></text:p>
        </text:list-item>
        <text:list-item>
          <text:p text:style-name="P32"><text:span text:style-name="T10">L'âge </text:span><text:span text:style-name="T28">adulte</text:span><text:span text:style-name="T10"> qui représente la capacité à assumer des activités d'homme tels que la guerre, les conseils des nobles, la tenue d'un commerce, … Il s'agit de la capacité à prendre des décisions lourdes de conséquence.</text:span></text:p>
        </text:list-item>
        <text:list-item>
          <text:p text:style-name="P33"><text:span text:style-name="T11">La </text:span><text:span text:style-name="T29">sagesse</text:span><text:span text:style-name="T11"> qui représente la capacité à peser calmement et avec jugeote ses décisions, à faire valoir le respect dus à son statut ou à ses compétences. La sagesse, c'est l'expérience de l'homme qui a beaucoup vu et beaucoup vécut.</text:span></text:p>
        </text:list-item>
      </text:list>
      <text:h text:style-name="P38" text:outline-level="2"><text:bookmark-start text:name="__RefHeading__1290_1224128490"/>Les Aspects<text:bookmark-end text:name="__RefHeading__1290_1224128490"/></text:h>
      <text:p text:style-name="P21"><text:span text:style-name="T43">Les aspects représentent ce qui caractérise réellement votre personnage, ce qui le rend unique aux mondes : statut, historique, </text:span><text:soft-page-break/><text:span text:style-name="T43">don, compétences, … Ils sont l'essence même du personnage, deux d'entre eux ne devraient jamais avoir exactement les mêmes aspects.</text:span></text:p>
      <text:p text:style-name="P21"><text:span text:style-name="T43">Par commodité, on classifie les aspects en différentes catégories : </text:span></text:p>
      <text:list xml:id="list2411439515753317967" text:style-name="L7">
        <text:list-item>
          <text:p text:style-name="P22"><text:span text:style-name="T43">Les </text:span><text:span text:style-name="T26">talents </text:span><text:span text:style-name="T34">qui représentent votre savoir faire, ce que vous avez apprit.</text:span></text:p>
        </text:list-item>
        <text:list-item>
          <text:p text:style-name="P22"><text:span text:style-name="T34">Les </text:span><text:span text:style-name="T26">motivations</text:span><text:span text:style-name="T34"> qui représentent ce qui va permettre au personnage de dépasser ses limites. Ce sont les causes qu'il défend, ses principes.</text:span></text:p>
        </text:list-item>
        <text:list-item>
          <text:p text:style-name="P22"><text:span text:style-name="T34">Les </text:span><text:span text:style-name="T26">dons </text:span><text:span text:style-name="T34">qui représentent des facultés surnaturelles du personnage, </text:span><text:span text:style-name="T36">des capacités magiques qu'il a en lui.</text:span></text:p>
        </text:list-item>
        <text:list-item>
          <text:p text:style-name="P22"><text:span text:style-name="T34">Les </text:span><text:span text:style-name="T26">équipements </text:span><text:span text:style-name="T34">qui représentent les possessions importantes d'un personnage. Les objets que l'on note dans équipements ne doivent pas être « commun », à l'instar du personnage ils doivent être unique. Un bon exemple d'équipement est une épée réputé magique, ou un bâton gravé de nombreuses runes,</text:span><text:span text:style-name="T35">…</text:span></text:p>
        </text:list-item>
      </text:list>
      <text:p text:style-name="P23"><text:span text:style-name="T37">En </text:span><text:span text:style-name="T38">termes</text:span><text:span text:style-name="T37"> de jeu, aucune différence n'est fait</text:span><text:span text:style-name="T39">e</text:span><text:span text:style-name="T37"> entre les aspects, la distinction est juste présente pour faciliter la création et l'équilibrage du personnage.</text:span></text:p>
      <text:p text:style-name="P23"><text:span text:style-name="T37"/></text:p>
      <text:p text:style-name="P24"><text:span text:style-name="T40">Durant la création de personnage, le joueur devra choisir :</text:span></text:p>
      <text:list xml:id="list586168338965475223" text:style-name="L8">
        <text:list-item>
          <text:p text:style-name="P25"><text:span text:style-name="T40">4 talents</text:span></text:p>
        </text:list-item>
        <text:list-item>
          <text:p text:style-name="P25"><text:span text:style-name="T40">2 motivations</text:span></text:p>
        </text:list-item>
        <text:list-item>
          <text:p text:style-name="P25"><text:span text:style-name="T40">1 aspect libre qui pourra donc être un talent, une motivation, un don, ou un équipement.</text:span></text:p>
        </text:list-item>
      </text:list>
      <text:p text:style-name="P24"><text:span text:style-name="T40">Chacun des talents choisit commencera avec une valeur de +1.</text:span></text:p>
      <text:p text:style-name="P26"><text:span text:style-name="T44">Le joueur devra ensuite répartir cinq +1 complémentaire</text:span><text:span text:style-name="T45">s</text:span><text:span text:style-name="T44">. Chaque +1 permet de faire augmenter un aspect d'un point. Pour l'instant, aucune aspect ne devra dépasser une valeur de +3.</text:span></text:p>
      <text:h text:style-name="P47" text:outline-level="1"><text:bookmark-start text:name="__RefHeading__546_1312151328"/><text:span text:style-name="T46">Resolution</text:span><text:bookmark-end text:name="__RefHeading__546_1312151328"/></text:h>
      <text:p text:style-name="sous-titre"><text:span text:style-name="T46">Où l'on évoque la résolution d'une action et de ses conséquences.</text:span></text:p>
      <text:h text:style-name="P41" text:outline-level="2"><text:bookmark-start text:name="__RefHeading__548_1312151328"/><text:span text:style-name="T47">Principe de base</text:span><text:bookmark-end text:name="__RefHeading__548_1312151328"/></text:h>
      <text:p text:style-name="P34"><text:span text:style-name="T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eltic Garamond the 2nd1" svg:font-family="'Celtic Garamond the 2nd'" style:font-adornments="Gras"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001cm" fo:margin-bottom="0.21cm" style:contextual-spacing="false" fo:text-align="center" style:justify-single-word="false" style:page-number="auto" fo:keep-with-next="always"/>
      <style:text-properties style:font-name="Celticmd" fo:font-size="36pt" fo:font-weight="normal"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rmal" style:family="paragraph" style:master-page-name="">
      <style:paragraph-properties fo:margin-left="0cm" fo:margin-right="0cm" fo:margin-top="0.199cm" fo:margin-bottom="0.199cm" style:contextual-spacing="false" fo:text-align="justify" style:justify-single-word="false" fo:hyphenation-ladder-count="no-limit" fo:text-indent="0.501cm" style:auto-text-indent="false" style:page-number="auto" fo:background-color="transparent" style:shadow="none">
        <style:tab-stops/>
        <style:background-image/>
      </style:paragraph-properties>
      <style:text-properties style:font-name="Bookman Old Style" fo:hyphenate="false" fo:hyphenation-remain-char-count="2" fo:hyphenation-push-char-count="2"/>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sous-titre" style:family="paragraph" style:parent-style-name="Normal">
      <style:paragraph-properties fo:text-align="center" style:justify-single-word="false" fo:hyphenation-ladder-count="no-limit"/>
      <style:text-properties fo:font-style="italic" style:language-asian="fr" style:country-asian="FR" style:font-style-asian="italic" fo:hyphenate="false" fo:hyphenation-remain-char-count="2" fo:hyphenation-push-char-count="2"/>
    </style:style>
    <style:style style:name="MainSousTitre" style:family="paragraph" style:parent-style-name="sous-titre">
      <style:paragraph-properties fo:hyphenation-ladder-count="no-limit"/>
      <style:text-properties style:font-name="Aon Cari Celtic" fo:font-size="20pt" fo:font-style="normal" style:font-size-asian="20pt" style:font-style-asian="normal"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353cm" fo:margin-bottom="0cm" style:contextual-spacing="false" fo:text-align="center" style:justify-single-word="false" fo:keep-together="always" fo:hyphenation-ladder-count="no-limit" fo:keep-with-next="always"/>
      <style:text-properties fo:font-variant="small-caps" style:font-name="Celtic Garamond the 2nd" fo:font-size="16pt" fo:text-shadow="1pt 1pt" fo:font-weight="bold" style:font-name-asian="Times New Roman" style:font-size-asian="14pt" style:font-weight-asian="bold" style:font-name-complex="Times New Roman" style:font-size-complex="13pt" style:font-weight-complex="bold" fo:hyphenate="false" fo:hyphenation-remain-char-count="2" fo:hyphenation-push-char-count="2"/>
    </style:style>
    <style:style style:name="Normal_20_avec_20_Lettrine" style:display-name="Normal avec Lettrine" style:family="paragraph" style:parent-style-name="Normal" style:next-style-name="Normal" style:class="text">
      <style:paragraph-properties>
        <style:drop-cap style:lines="2" style:style-name="Drop_20_Caps"/>
      </style:paragraph-properties>
    </style:style>
    <style:style style:name="Heading_20_3" style:display-name="Heading 3" style:family="paragraph" style:parent-style-name="Normal" style:next-style-name="Normal" style:default-outline-level="3" style:class="text">
      <style:paragraph-properties fo:margin-top="0.847cm" fo:margin-bottom="0.423cm" style:contextual-spacing="false" fo:text-align="start" style:justify-single-word="false" fo:keep-together="always" fo:hyphenation-ladder-count="no-limit" fo:padding-left="0cm" fo:padding-right="0cm" fo:padding-top="0cm" fo:padding-bottom="0.035cm" fo:border-left="none" fo:border-right="none" fo:border-top="none" fo:border-bottom="0.51pt solid #000000" style:shadow="none" fo:keep-with-next="always"/>
      <style:text-properties fo:font-variant="small-caps" style:font-name="Celtic Garamond the 2nd" fo:font-size="12pt" fo:font-weight="bold" style:font-name-asian="Times New Roman" style:font-size-asian="12pt" style:font-weight-asian="bold" style:font-name-complex="Times New Roman" style:font-weight-complex="bold" fo:hyphenate="false" fo:hyphenation-remain-char-count="2" fo:hyphenation-push-char-count="2"/>
    </style:style>
    <style:style style:name="Heading_20_1" style:display-name="Heading 1" style:family="paragraph" style:parent-style-name="Normal" style:next-style-name="Normal" style:default-outline-level="1" style:class="text">
      <style:paragraph-properties fo:margin-top="8.89cm" fo:margin-bottom="0cm" style:contextual-spacing="false" fo:text-align="center" style:justify-single-word="false" fo:keep-together="always" fo:hyphenation-ladder-count="no-limit" fo:break-before="page" fo:keep-with-next="always"/>
      <style:text-properties fo:text-transform="uppercase" style:font-name="Celtic Garamond the 2nd" fo:font-size="22pt" fo:text-shadow="1pt 1pt" fo:font-weight="bold" style:font-name-asian="Times New Roman" style:font-size-asian="18pt" style:font-weight-asian="bold" style:font-name-complex="Times New Roman" style:font-size-complex="14pt" style:font-weight-complex="bold" fo:hyphenate="false" fo:hyphenation-remain-char-count="2" fo:hyphenation-push-char-count="2"/>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variant="small-caps" style:font-name="Celtic Garamond the 2nd1" fo:font-size="16pt" fo:text-shadow="1pt 1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olice_20_par_20_défaut" style:display-name="Police par défaut" style:family="text"/>
    <style:style style:name="Drop_20_Caps" style:display-name="Drop Caps" style:family="text">
      <style:text-properties style:font-name="Celticmd"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ae34" officeooo:paragraph-rsid="0009ae34"/>
    </style:style>
    <style:style style:name="MP2" style:family="paragraph" style:parent-style-name="Footer">
      <style:paragraph-properties fo:margin-left="0cm" fo:margin-right="0.4cm" fo:text-align="center" style:justify-single-word="false" fo:text-indent="0cm" style:auto-text-indent="false"/>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cm" fo:margin-bottom="1cm" fo:margin-left="3.099cm" fo:margin-right="3.099cm" fo:background-color="transparent" style:writing-mode="lr-tb" style:footnote-max-height="0cm">
        <style:background-image/>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2.999cm" fo:margin-left="0.3cm" fo:margin-right="0cm" fo:margin-top="1.499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text:page-number text:select-page="current">1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20:21:21.11</meta:creation-date>
    <dc:date>2013-10-29T22:51:01.71</dc:date>
    <meta:editing-duration>PT1H51M31S</meta:editing-duration>
    <meta:editing-cycles>52</meta:editing-cycles>
    <meta:generator>LibreOffice/4.0.5.2$Windows_x86 LibreOffice_project/5464147a081647a250913f19c0715bca595af2f</meta:generator>
    <meta:document-statistic meta:table-count="0" meta:image-count="4" meta:object-count="0" meta:page-count="12" meta:paragraph-count="84" meta:word-count="1757" meta:character-count="10247" meta:non-whitespace-character-count="8592"/>
  </office:meta>
</office:document-meta>
</file>